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2"/>
  <manifest:file-entry manifest:media-type="" manifest:full-path="ObjectReplacements/"/>
  <manifest:file-entry manifest:media-type="text/xml" manifest:full-path="styles.xml"/>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fr1" style:family="graphic" style:parent-style-name="OLE">
      <style:graphic-properties style:vertical-pos="top" style:vertical-rel="paragraph" style:horizontal-pos="center" style:horizontal-rel="paragraph" draw:ole-draw-aspect="1" draw:visible-area-top="0in" draw:visible-area-width="7.0976in" draw:visible-area-height="8.9724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Objeto2" text:anchor-type="paragraph" svg:width="7.098in" svg:height="8.972in" draw:z-index="0"><draw:object-ole xlink:href="./Object 2" xlink:type="simple" xlink:show="embed" xlink:actuate="onLoad"/><draw:image xlink:href="./ObjectReplacements/Object 2" xlink:type="simple" xlink:show="embed" xlink:actuate="onLoad"/></draw:frame>FSM Directory</text:p>
      <text:p text:style-name="P2">The figure shows the finite-state machine diagram for a directory, or home memory. Any node will start <text:soft-page-break/>in the Unowned state. From here, there is only one state transition it can take, and that is to “Unowned/Exclusive (Memory-Access)”. This transition can be triggered by a shared read request or an exclusive read request. While in the “Unowned/Exclusive (Memory-Access)” state, it is possible for the home memory to receive more shared read requests. These subsequent read requests are satisfiable when the original read request is a shared read, so if any more shared read requests are received, they will also be placed into pending requests. When the request from memory returns in the “Unowned/Exclusive (Memory-Access)” state, the home memory could either transition to the Shared state or the Exclusive state, depending on whether or not there are any sharing nodes beside the owner. It should be impossible for a writeback request to arrive during Unowned or “Unowned/Exclusive (Memory-Access)” states because no node should have the block.</text:p>
      <text:p text:style-name="P2"/>
      <text:p text:style-name="P2">From the Shared state, there are only a couple of states the directory can transition into. The first is “Shared (Memory-Access)”, which occurs if a shared read request comes in while in the Shared state. It is impossible to receive a writeback request in this state because no node has exclusive access to the block. The home memory will fetch the memory, queuing up any more shared read requests that might come in. When the memory returns, the home memory will send shared replies to all requesters. The home memory could also transition to “Shared Exclusive (Memory-Access)” or Exclusive from the Shared state when it receives an exclusive read request, depending on whether or not the requester is the owner of the block. If the requester is the owner, then the directory has received an upgrade request, which means that the requester already has the data. Otherwise, the directory has to fetch the block from memory before it can send out invalidates and an exclusive reply with invalidates pending.</text:p>
      <text:p text:style-name="P2"/>
      <text:p text:style-name="P2">In the Exclusive state, the home memory could transition to the “Unowned/Exclusive (Memory-Access)” state if the requester is the owner, while also performing a fetch from memory. However, in this state, it could also transition to two busy states. These two states, “Busy-Shared (Memory-Access)”, and “Busy-Exclusive (Memory-Access)”, are responsible for the transitions to the four other states in the bottom half of the directory FSM diagram. The home memory will transition to the busy memory-access states when the requester is not the owner.</text:p>
      <text:p text:style-name="P2"/>
      <text:p text:style-name="P2">In the “Busy-Shared (Memory-Access)” state, we usually would wait for the memory to return before doing anything else. If the home memory receives a memory return first, then it would send an intervention request to the previous owner, and send a speculative reply to the requester, while setting the owner as the requester and transitioning to the Busy-Shared state. Should a writeback request occur before the memory return, however, we would transition to the “Busy-Shared (Memory-Access Writeback-Request)” state, where we would wait for the memory return and not send any messages that we would send when we transition to the Busy-Shared state. In the “Busy-Shared (Memory-Access Writeback-Request)” state, we would wait for the memory return message, then send a regular shared reply to the owner and a writeback exclusive ack to the requester. Another writeback request could not arrive while in the “Busy-Shared (Memory-Access Writeback-Request)” state because the directory just received a writeback request from the only node that had the block. The “Busy-Exclusive (Memory-Access)” state is similar, except we send exclusive messages instead of shared messages and we transition to the exclusive states.</text:p>
      <text:p text:style-name="P2"/>
      <text:p text:style-name="P2">In the Busy-Shared state, the directory is waiting for a message from the previous owner of the block before transitioning to the Shared state. This could come in the form of a writeback request (if the owner evicted the block before the intervention arrives), a shared writeback, or a shared transfer (no data). If a writeback request comes in, we forward that data to the new owner, and return a writeback busy ack to the requester, while performing a memory write. The directory only performs memory write if the request is for a writeback and not a transfer. In either of these two cases, the home memory <text:soft-page-break/>would transition to the Shared state. It is possible for the intervention to be unsuccessful, however, in which case, we would have to resend the intervention. The Busy-Exclusive state is similar, except exclusive messages are sent instead of shared messages and the directory is transitioning to Exclus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LGC Sans"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name-asian="DejaVu LGC Sans" style:font-name-complex="Mangal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name-asian="DejaVu LGC Sans"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Liberation Serif" style:font-name-asian="DejaVu LGC Sans" style:font-name-complex="Mangal1"/>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Chang</meta:initial-creator>
    <meta:creation-date>2010-12-06T21:53:55.18</meta:creation-date>
    <dc:date>2010-12-10T18:04:15.95</dc:date>
    <dc:creator>Eric Chang</dc:creator>
    <meta:editing-duration>PT05H51M11S</meta:editing-duration>
    <meta:editing-cycles>15</meta:editing-cycles>
    <meta:generator>OpenOffice.org/3.2$Win32 OpenOffice.org_project/320m18$Build-9502</meta:generator>
    <meta:document-statistic meta:table-count="0" meta:image-count="0" meta:object-count="1" meta:page-count="3" meta:paragraph-count="6" meta:word-count="771" meta:character-count="4745"/>
  </office:meta>
</office:document-meta>
</file>